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683997328" text:id="ct683997328">
          <text:insertion>
            <office:change-info>
              <dc:creator>Bob Jacobsen</dc:creator>
              <dc:date>2010-10-08T18:05:00</dc:date>
            </office:change-info>
          </text:insertion>
        </text:changed-region>
        <text:changed-region xml:id="ct663836640" text:id="ct663836640">
          <text:deletion>
            <office:change-info>
              <dc:creator>Bob Jacobsen</dc:creator>
              <dc:date>2010-10-08T18:05:00</dc:date>
            </office:change-info>
            <text:list xml:id="list691711047" text:style-name="L1">
              <text:list-item>
                <text:p text:style-name="P1">Title</text:p>
              </text:list-item>
            </text:list>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780274738" text:style-name="L2">
              <text:list-item>
                <text:p text:style-name="P2">Lorem ipsum dolor sit amet, consectetur adipiscing elit. </text:p>
              </text:list-item>
              <text:list-item>
                <text:p text:style-name="P2">Sed consectetur, ipsum et egestas accumsan, felis erat ornare mauris, sit amet suscipit ante orci sed massa.</text:p>
              </text:list-item>
            </text:list>
            <text:list xml:id="list1058355620" text:continue-list="list691711047" text:style-name="L1">
              <text:list-item>
                <text:p text:style-name="P1"/>
              </text:list-item>
            </text:list>
          </text:deletion>
        </text:changed-region>
        <text:changed-region xml:id="ct663862608" text:id="ct663862608">
          <text:insertion>
            <office:change-info>
              <dc:creator>Bob Jacobsen</dc:creator>
              <dc:date>2010-10-08T18:05:00</dc:date>
            </office:change-info>
          </text:insertion>
        </text:changed-region>
        <text:changed-region xml:id="ct660935840" text:id="ct660935840">
          <text:insertion>
            <office:change-info>
              <dc:creator>Bob Jacobsen</dc:creator>
              <dc:date>2010-10-11T00:53:00</dc:date>
            </office:change-info>
          </text:insertion>
        </text:changed-region>
        <text:changed-region xml:id="ct619866224" text:id="ct619866224">
          <text:insertion>
            <office:change-info>
              <dc:creator>Bob Jacobsen</dc:creator>
              <dc:date>2010-10-08T17:22:00</dc:date>
            </office:change-info>
          </text:insertion>
        </text:changed-region>
        <text:changed-region xml:id="ct663840176" text:id="ct663840176">
          <text:insertion>
            <office:change-info>
              <dc:creator>Bob Jacobsen</dc:creator>
              <dc:date>2010-10-13T2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change-start text:change-id="ct683997328"/>Introduction (Informative)</text:h>
      <text:p text:style-name="Standard">This specification describes the protocol for transporting OpenLCB events via CAN segments. </text:p>
      <text:h text:style-name="Heading_20_1" text:outline-level="1">Intended Use (Informative)</text:h>
      <text:h text:style-name="Heading_20_1" text:outline-level="1">References and Context (Normative)</text:h>
      <text:p text:style-name="Standard">This specification is in the context of the following OpenLCB-CAN Specifications:</text:p>
      <text:p text:style-name="Standard">The OpenLCB Message Network Specification, which specifies …</text:p>
      <text:p text:style-name="Standard">The OpenLCB Node Identifier Specification, which specifies …</text:p>
      <text:p text:style-name="Standard">The OpenLCB Event Identifier Specification, which specifies ...</text:p>
      <text:p text:style-name="Standard">“CAN” refers to the electrical and protocol specifications as defined in ISO 11898-1:2003 and ISO 11898-2:2003 and their successors.</text:p>
      <text:list xml:id="list584579906" text:continue-numbering="true" text:style-name="L1">
        <text:list-item>
          <text:p text:style-name="P1"><text:change-end text:change-id="ct683997328"/><text:change text:change-id="ct663836640"/><text:change-start text:change-id="ct663862608"/>External certification of parts shall be accepted for conformance to these standards. Conformance with a later version of a standard shall be accepted as conformance with the referenced versions.<text:change-end text:change-id="ct663862608"/><text:change-start text:change-id="ct660935840"/></text:p>
        </text:list-item>
      </text:list>
      <text:p text:style-name="Standard">For more information on format and presentation, see: </text:p>
      <text:list xml:id="list705517784" text:continue-numbering="true" text:style-name="L1">
        <text:list-item>
          <text:p text:style-name="P1">OpenLCB Common Information Technical Note</text:p>
        </text:list-item>
      </text:list>
      <text:h text:style-name="Heading_20_1" text:outline-level="1">Message Formats (Normative)</text:h>
      <text:h text:style-name="Heading_20_1" text:outline-level="1">Interactions (Normative)</text:h>
      <text:p text:style-name="Standard"/>
      <text:p text:style-name="Standard"><text:change-end text:change-id="ct660935840"/><text:change-start text:change-id="ct619866224"/></text:p>
      <text:p text:style-name="Standard"><text:change-end text:change-id="ct619866224"/><text:change-start text:change-id="ct663840176"/>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text:change-end text:change-id="ct6638401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1"><text:s/>1 Introduction (Informative)<text:tab/>1</text:p>
          <text:p text:style-name="P11"><text:s/>2 Intended Use (Informative)<text:tab/>1</text:p>
          <text:p text:style-name="P11"><text:s/>3 References and Context (Normative)<text:tab/>1</text:p>
          <text:p text:style-name="P11"><text:s/>4 Message Formats (Normative)<text:tab/>1</text:p>
          <text:p text:style-name="P11"><text:s/>5 Interactions (Normative)<text:tab/>1</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675937168" text:id="ct675937168">
            <text:deletion>
              <office:change-info>
                <dc:creator>Bob Jacobsen</dc:creator>
                <dc:date>2010-10-08T17:22:00</dc:date>
              </office:change-info>
              <text:p text:style-name="MP1">NMRA Technical Note (number)</text:p>
            </text:deletion>
          </text:changed-region>
          <text:changed-region xml:id="ct675937392" text:id="ct675937392">
            <text:insertion>
              <office:change-info>
                <dc:creator>Bob Jacobsen</dc:creator>
                <dc:date>2010-10-08T17:22:00</dc:date>
              </office:change-info>
            </text:insertion>
          </text:changed-region>
        </text:tracked-changes>
        <text:p text:style-name="MP1"><draw:custom-shape text:anchor-type="char" draw:z-index="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75937168"/><text:change-start text:change-id="ct675937392"/>OpenLCB-CAN Praesent Gravida Standard or Technical Note<text:change-end text:change-id="ct675937392"/></text:p>
      </style:header>
      <style:footer>
        <text:tracked-changes>
          <text:changed-region xml:id="ct675936816" text:id="ct675936816">
            <text:deletion>
              <office:change-info>
                <dc:creator>Bob Jacobsen</dc:creator>
                <dc:date>2010-10-08T17:23:00</dc:date>
              </office:change-info>
              <text:p text:style-name="MP4"><text:span text:style-name="MT2">Title</text:span><text:span text:style-name="MT3"><text:tab/></text:span></text:p>
            </text:deletion>
          </text:changed-region>
          <text:changed-region xml:id="ct632505920" text:id="ct632505920">
            <text:insertion>
              <office:change-info>
                <dc:creator>Bob Jacobsen</dc:creator>
                <dc:date>2011-07-23T20:11:00</dc:date>
              </office:change-info>
            </text:insertion>
          </text:changed-region>
        </text:tracked-changes>
        <text:p text:style-name="MP4"><text:change text:change-id="ct675936816"/><text:change-start text:change-id="ct63250592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632505920"/><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2</text:page-count></text:span></text:span><text:span text:style-name="Page_20_Number"><text:span text:style-name="MT3"> - </text:span></text:span><text:span text:style-name="Page_20_Number"><text:span text:style-name="MT3"><text:date style:data-style-name="N116" text:date-value="2011-07-23T20:11:58.99">7/23/2011</text:date></text:span></text:span></text:p>
      </style:footer>
    </style:master-page>
    <style:master-page style:name="First_20_Page" style:display-name="First Page" style:page-layout-name="Mpm2" style:next-style-name="Standard">
      <style:header>
        <text:tracked-changes>
          <text:changed-region xml:id="ct663902560" text:id="ct663902560">
            <text:deletion>
              <office:change-info>
                <dc:creator>Bob Jacobsen</dc:creator>
                <dc:date>2010-10-07T21:46:00</dc:date>
              </office:change-info>
              <text:p text:style-name="MP7"><text:span text:style-name="MT4">NMRA TECHNICAL NOTES</text:span></text:p>
            </text:deletion>
          </text:changed-region>
          <text:changed-region xml:id="ct663901872" text:id="ct663901872">
            <text:insertion>
              <office:change-info>
                <dc:creator>Bob Jacobsen</dc:creator>
                <dc:date>2010-10-08T17:19:00</dc:date>
              </office:change-info>
            </text:insertion>
          </text:changed-region>
          <text:changed-region xml:id="ct663904960" text:id="ct663904960">
            <text:insertion>
              <office:change-info>
                <dc:creator>Bob Jacobsen</dc:creator>
                <dc:date>2010-10-08T18:05:00</dc:date>
              </office:change-info>
            </text:insertion>
          </text:changed-region>
          <text:changed-region xml:id="ct663905200" text:id="ct663905200">
            <text:deletion>
              <office:change-info>
                <dc:creator>Bob Jacobsen</dc:creator>
                <dc:date>2010-10-08T18:05:00</dc:date>
              </office:change-info>
              <text:p text:style-name="MP7">(title)</text:p>
            </text:deletion>
          </text:changed-region>
          <text:changed-region xml:id="ct663902896" text:id="ct663902896">
            <text:insertion>
              <office:change-info>
                <dc:creator>Bob Jacobsen</dc:creator>
                <dc:date>2010-10-08T18:05:00</dc:date>
              </office:change-info>
            </text:insertion>
          </text:changed-region>
          <text:changed-region xml:id="ct663903056" text:id="ct663903056">
            <text:deletion>
              <office:change-info>
                <dc:creator>Bob Jacobsen</dc:creator>
                <dc:date>2010-10-08T17:19:00</dc:date>
              </office:change-info>
              <text:p text:style-name="MP7">(date)</text:p>
            </text:deletion>
          </text:changed-region>
          <text:changed-region xml:id="ct663908224" text:id="ct663908224">
            <text:insertion>
              <office:change-info>
                <dc:creator>Bob Jacobsen</dc:creator>
                <dc:date>2010-10-14T08:43:00</dc:date>
              </office:change-info>
            </text:insertion>
          </text:changed-region>
          <text:changed-region xml:id="ct663906048" text:id="ct663906048">
            <text:deletion>
              <office:change-info>
                <dc:creator>Bob Jacobsen</dc:creator>
                <dc:date>2010-10-07T21:47:00</dc:date>
              </office:change-info>
              <text:p text:style-name="MP7">(number)</text:p>
            </text:deletion>
          </text:changed-region>
          <text:changed-region xml:id="ct663902656" text:id="ct663902656">
            <text:insertion>
              <office:change-info>
                <dc:creator>Bob Jacobsen</dc:creator>
                <dc:date>2010-10-10T12:15: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63902560"/><text:change-start text:change-id="ct663901872"/>OpenLCB St<text:change-end text:change-id="ct663901872"/><text:change-start text:change-id="ct663904960"/>andard<text:change-end text:change-id="ct66390496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63905200"/><text:change-start text:change-id="ct663902896"/>OpenLCB-CAN Event Transport<text:change-end text:change-id="ct6639028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63903056"/><text:change-start text:change-id="ct663908224"/><text:date style:data-style-name="N75" text:date-value="2011-07-23T20:11:58.99">Jul 23, 2011</text:date><text:change-end text:change-id="ct663908224"/></text:p>
            </table:table-cell>
            <table:table-cell table:style-name="Table1.C1" office:value-type="string">
              <text:p text:style-name="MP7"><text:change text:change-id="ct663906048"/><text:change-start text:change-id="ct663902656"/>Preliminary<text:change-end text:change-id="ct663902656"/></text:p>
            </table:table-cell>
          </table:table-row>
        </table:table>
        <text:p text:style-name="Header"/>
      </style:header>
      <style:footer>
        <text:tracked-changes>
          <text:changed-region xml:id="ct585279136" text:id="ct585279136">
            <text:deletion>
              <office:change-info>
                <dc:creator>Bob Jacobsen</dc:creator>
                <dc:date>2011-07-23T20:11:00</dc:date>
              </office:change-info>
              <text:p text:style-name="MP8"><text:span text:style-name="MT5">Copyright 20</text:span></text:p>
            </text:deletion>
          </text:changed-region>
          <text:changed-region xml:id="ct675945936" text:id="ct675945936">
            <text:deletion>
              <office:change-info>
                <dc:creator>Bob Jacobsen</dc:creator>
                <dc:date>2010-10-07T21:47:00</dc:date>
              </office:change-info>
              <text:p text:style-name="MP8"><text:span text:style-name="MT5">90</text:span></text:p>
            </text:deletion>
          </text:changed-region>
          <text:changed-region xml:id="ct572887408" text:id="ct572887408">
            <text:deletion>
              <office:change-info>
                <dc:creator>Bob Jacobsen</dc:creator>
                <dc:date>2011-07-23T20:11:00</dc:date>
              </office:change-info>
              <text:p text:style-name="MP8"><text:span text:style-name="MT5">, by J. Day, D. Harris, B. Jacobsen, </text:span></text:p>
            </text:deletion>
          </text:changed-region>
          <text:changed-region xml:id="ct675947616" text:id="ct675947616">
            <text:deletion>
              <office:change-info>
                <dc:creator>Bob Jacobsen</dc:creator>
                <dc:date>2010-10-08T17:21:00</dc:date>
              </office:change-info>
              <text:p text:style-name="MP8"><text:span text:style-name="MT5">A. Robinson, </text:span></text:p>
            </text:deletion>
          </text:changed-region>
          <text:changed-region xml:id="ct675939728" text:id="ct675939728">
            <text:deletion>
              <office:change-info>
                <dc:creator>Bob Jacobsen</dc:creator>
                <dc:date>2011-07-23T20:11:00</dc:date>
              </office:change-info>
              <text:p text:style-name="MP8"><text:span text:style-name="MT5">and A. Shepherd</text:span></text:p>
            </text:deletion>
          </text:changed-region>
          <text:changed-region xml:id="ct675500640" text:id="ct675500640">
            <text:insertion>
              <office:change-info>
                <dc:creator>Bob Jacobsen</dc:creator>
                <dc:date>2011-07-23T20:11:00</dc:date>
              </office:change-info>
            </text:insertion>
          </text:changed-region>
        </text:tracked-changes>
        <text:p text:style-name="MP8"><text:change text:change-id="ct585279136"/><text:change text:change-id="ct675945936"/><text:change text:change-id="ct572887408"/><text:change text:change-id="ct675947616"/><text:change text:change-id="ct675939728"/><text:change-start text:change-id="ct67550064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675500640"/><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2</text:page-count></text:span></text:span><text:span text:style-name="Page_20_Number"><text:span text:style-name="MT6"> - </text:span></text:span><text:span text:style-name="Page_20_Number"><text:span text:style-name="MT6"><text:date style:data-style-name="N116" text:date-value="2011-07-23T20:11:58.99">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Event Transport Standard</dc:title>
    <meta:initial-creator>Alex Shepherd</meta:initial-creator>
    <meta:creation-date>2009-01-22T07:11:27</meta:creation-date>
    <meta:editing-cycles>62</meta:editing-cycles>
    <meta:editing-duration>PT12H13M56S</meta:editing-duration>
    <meta:generator>OpenOffice.org/3.3$Unix OpenOffice.org_project/330m20$Build-9567</meta:generator>
    <dc:date>2011-07-23T20:11:59</dc:date>
    <dc:creator>Bob Jacobsen</dc:creator>
    <meta:keyword>OpenLCB-CAN Event Transport</meta:keyword>
    <meta:document-statistic meta:table-count="1" meta:image-count="1" meta:object-count="0" meta:page-count="2" meta:paragraph-count="47" meta:word-count="394" meta:character-count="2697"/>
    <meta:user-defined meta:name="Info 1"/>
    <meta:user-defined meta:name="Info 2"/>
    <meta:user-defined meta:name="Info 3"/>
    <meta:user-defined meta:name="Info 4"/>
  </office:meta>
</office:document-meta>
</file>